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3c5c" officeooo:paragraph-rsid="000b3c5c"/>
    </style:style>
    <style:style style:name="P2" style:family="paragraph" style:parent-style-name="Standard">
      <style:text-properties officeooo:paragraph-rsid="000b531a"/>
    </style:style>
    <style:style style:name="P3" style:family="paragraph" style:parent-style-name="Standard">
      <style:text-properties officeooo:rsid="000b531a" officeooo:paragraph-rsid="000b531a"/>
    </style:style>
    <style:style style:name="P4" style:family="paragraph" style:parent-style-name="Standard">
      <style:text-properties officeooo:rsid="000d3f97" officeooo:paragraph-rsid="000d3f97"/>
    </style:style>
    <style:style style:name="P5" style:family="paragraph" style:parent-style-name="Standard">
      <style:text-properties officeooo:paragraph-rsid="000b531a"/>
    </style:style>
    <style:style style:name="P6" style:family="paragraph" style:parent-style-name="Standard">
      <style:text-properties officeooo:rsid="000f372a" officeooo:paragraph-rsid="000f372a"/>
    </style:style>
    <style:style style:name="T1" style:family="text">
      <style:text-properties officeooo:rsid="000b531a"/>
    </style:style>
    <style:style style:name="T2" style:family="text">
      <style:text-properties officeooo:rsid="000ccc19"/>
    </style:style>
    <style:style style:name="T3" style:family="text">
      <style:text-properties officeooo:rsid="000f37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 Scraper'a – Hurtownie danych </text:p>
      <text:p text:style-name="P1"/>
      <text:p text:style-name="P1">Członkowie projektu: Mikołaj Męderski, Krzysztof Kowalik, Tomasz Nowakowski.</text:p>
      <text:p text:style-name="P1"/>
      <text:p text:style-name="P1"/>
      <text:p text:style-name="P1">Celem projektu jest <text:span text:style-name="T2">zaprojetowanie i</text:span> stworzenie aplikacji <text:span text:style-name="T1">pobierającej, konwertującej i zapisującej dane pobrane z wskazanej strony internetowej.</text:span></text:p>
      <text:p text:style-name="P2"><text:span text:style-name="T1">Docelową stroną internetową, z której scraper pobierze dane jest OTODOM (</text:span><text:a xlink:type="simple" xlink:href="https://www.otodom.pl/" text:style-name="Internet_20_link" text:visited-style-name="Visited_20_Internet_20_Link">https://www.otodom.pl/</text:a> <text:span text:style-name="T1">).</text:span></text:p>
      <text:p text:style-name="P2"/>
      <text:p text:style-name="P4">Ogólne informacje</text:p>
      <text:p text:style-name="P2"/>
      <text:p text:style-name="P3">Aplikacja ma za zadanie pobrać dane, <text:span text:style-name="T2">przekonwertować je do czytelnego dla niej formatu i zapisać je w zdefiniowanej wcześniej bazie danych. Proces powinien być automatyczny, podzielony odpowiednio na 3 fazy. Faza pierwsza to pobranie interesujących użytkownika danych, w fazie drugiej dane pobrane w fazie pierwszej poddawane są obróbce i sprowadzane do stanu pozwalającego zapisać je do bazy danych, faza trzecia to eliminacja powtarzających sie danych oraz ich zapis do bazy danych. Aplikacja powinna generować raporty przy każdej fazie i zależności od preferencji użytkownika powinna wykonać cały cykl pracy i wygenerować końcowy raport, lub wykonywać następujące po sobie fazy tylko po uprzednim zatwierdzeniu ich przez użytkownika oraz generować raport przy końcu każdej fazy.</text:span></text:p>
      <text:p text:style-name="P3"/>
      <text:p text:style-name="P3"/>
      <text:p text:style-name="P4">Wymagania funkcjonalne.</text:p>
      <text:p text:style-name="P4">Opis ogólny.</text:p>
      <text:p text:style-name="P4"/>
      <text:p text:style-name="P4">Aplikacja powinna składać się z trzech modułów opisanych szczegółowo poniżej.</text:p>
      <text:p text:style-name="P4">Pierwszy moduł wybiera stronę internetową, z której to pobierze dane i przygotuje je do następnego kroku. Wygeneruje on też raport ile danych udało mu się pobrać i wstępnie usunie powtarzające się dane. Drugi moduł podda pobrane dane obróbce w celu konwersji ich do docelowego formatu, dzięki któremu możliwe będzie wprowadzenie danych do bazy danych. Moduł wygeneruje również raport ile danych uległo konwersji. <text:span text:style-name="T3">Trzeci moduł usunie powtarzające się dane i zapisze pozostałe dane w bazie danych oraz wygeneruje końcowy raport oraz zestawienie wszystkich trzech raportów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Dokładny opis modułów (to wszystko dopiero jak bedzie więcej funkcjonalności)</text:p>
      <text:p text:style-name="P3"/>
      <text:p text:style-name="P6">+ zrobie diagram przejść uml dla kolejnych kroków</text:p>
      <text:p text:style-name="P6">+ jakieś obrazki jeszcze się wklei</text:p>
      <text:p text:style-name="P6">- dużo tego nie bedzie, estymacja to około 5-6 stron przy dobrych wiatrach</text:p>
      <text:p text:style-name="P6"/>
      <text:p text:style-name="P6">Dołącze jeszcze przykładową dokumentacje do wzor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13S</meta:editing-duration>
    <meta:editing-cycles>5</meta:editing-cycles>
    <meta:generator>LibreOffice/5.2.1.2$Windows_x86 LibreOffice_project/31dd62db80d4e60af04904455ec9c9219178d620</meta:generator>
    <dc:date>2019-11-15T01:25:08.629000000</dc:date>
    <meta:document-statistic meta:table-count="0" meta:image-count="0" meta:object-count="0" meta:page-count="1" meta:paragraph-count="15" meta:word-count="296" meta:character-count="2120" meta:non-whitespace-character-count="1837"/>
    <meta:user-defined meta:name="Info 1"/>
    <meta:user-defined meta:name="Info 2"/>
    <meta:user-defined meta:name="Info 3"/>
    <meta:user-defined meta:name="Info 4"/>
  </office:meta>
</office:document-meta>
</file>